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officeooo:rsid="00093590" officeooo:paragraph-rsid="00093590"/>
    </style:style>
    <style:style style:name="P2" style:family="paragraph" style:parent-style-name="Standard">
      <style:paragraph-properties fo:line-height="200%" fo:text-align="start" style:justify-single-word="false"/>
      <style:text-properties officeooo:rsid="00093590" officeooo:paragraph-rsid="00093590"/>
    </style:style>
    <style:style style:name="P3" style:family="paragraph" style:parent-style-name="Header">
      <style:text-properties officeooo:rsid="00093590" officeooo:paragraph-rsid="000935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ndom Testing Quiz</text:p>
      <text:p text:style-name="P2"><text:tab/>The way I made my random generator was to make a global array that contained all the characters from a-z, including the required characters “{}[ ]()”. Input char simply used the rand() function to return a char from the array, while inputString used a for loop of size 5 to build up the string, again from randomly chosen chars. Since the string needed to be null terminated, I manually null terminated the string for the testing. </text:p>
      <text:p text:style-name="P2"><text:tab/>This approach worked well however it wa getting close to the 5 minute time limit. A a result I limited the global array to include only those characters needed to produce the error. This sped up the time to finish significant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3590" officeooo:paragraph-rsid="0009359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oshua Herrera</text:p>
        <text:p text:style-name="MP1">10/28/2018</text:p>
        <text:p text:style-name="MP1">CS36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21:01:06.307320370</meta:creation-date>
    <dc:date>2018-10-28T21:08:48.231717134</dc:date>
    <meta:editing-duration>PT7M42S</meta:editing-duration>
    <meta:editing-cycles>1</meta:editing-cycles>
    <meta:document-statistic meta:table-count="0" meta:image-count="0" meta:object-count="0" meta:page-count="1" meta:paragraph-count="6" meta:word-count="124" meta:character-count="709" meta:non-whitespace-character-count="588"/>
    <meta:generator>LibreOffice/5.1.6.2$Linux_X86_64 LibreOffice_project/10m0$Build-2</meta:generator>
  </office:meta>
</office:document-meta>
</file>